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ceso de Reparación - BPMN (Electroservicios)</text:h>
      <text:p text:style-name="Standard"><text:line-break/>El proceso de reparación inicia cuando un cliente solicita un servicio a través del sistema. Esta solicitud puede realizarse en línea, por teléfono o de forma presencial.<text:line-break/><text:line-break/><text:span text:style-name="T1">1. Solicitud del servicio (Cliente)</text:span><text:line-break/>El cliente describe el problema o tipo de reparación que necesita. La solicitud se registra en el sistema, generando un número de orden o solicitud de servicio.<text:line-break/><text:line-break/><text:span text:style-name="T1">2. Revisión y validación de la solicitud (Administrador)</text:span><text:line-break/>El administrador recibe la solicitud y revisa la información proporcionada por el cliente.<text:line-break/>- Si la información está incompleta o incorrecta, la solicitud se rechaza y se notifica al cliente.<text:line-break/>- Si la solicitud es válida, el proceso continúa con la asignación de técnico.<text:line-break/><text:line-break/><text:span text:style-name="T1">3. Asignación del técnico (Administrador)</text:span><text:line-break/>El administrador selecciona un técnico disponible según el tipo de trabajo, la ubicación y la carga de trabajo. El sistema registra la asignación y notifica al técnico correspondiente.<text:line-break/><text:line-break/><text:span text:style-name="T1">4. Ejecución del servicio (Técnico)</text:span><text:line-break/>El técnico se traslada al lugar del cliente o realiza la intervención en el taller. Durante la reparación:<text:line-break/>- Evalúa el problema.<text:line-break/>- Sustituye piezas o utiliza materiales del inventario si es necesario.<text:line-break/>- Registra observaciones en la hoja de servicio.<text:line-break/><text:line-break/><text:span text:style-name="T1">5. Registro de materiales usados (Técnico)</text:span><text:line-break/>El técnico anota en el sistema los materiales y repuestos utilizados en la reparación. El sistema calcula automáticamente los subtotales (cantidad × precio unitario) y actualiza el stock de inventario.<text:line-break/><text:line-break/><text:span text:style-name="T1">6. Generación de factura (Sistema y Administrador)</text:span><text:line-break/>Una vez finalizada la reparación:<text:line-break/>- El sistema genera una factura automática asociada a la hoja de servicio.<text:line-break/>- El administrador revisa la factura y la envía al cliente por correo electrónico o medio físico.<text:line-break/><text:line-break/><text:span text:style-name="T1">7. Pago y cierre del proceso (Cliente y Sistema)</text:span><text:line-break/>El cliente recibe la factura y realiza el pago (transferencia, efectivo o tarjeta). El sistema actualiza el estado de la factura a pagada y marca el servicio como finalizado. Con ello, el proceso de reparación concluye exitosamente.<text:line-break/><text:line-break/><text:soft-page-break/><text:span text:style-name="T1">Resumen de roles y responsabilidades:</text:span><text:line-break/>- Cliente: Solicitar servicio, aprobar reparación y realizar el pago.<text:line-break/>- Administrador: Validar solicitud, asignar técnico, revisar facturación y enviar la factura.<text:line-break/>- Técnico: Realizar la reparación, registrar materiales usados y cerrar la hoja de servicio.<text:line-break/>- Sistema: Gestionar registros, generar facturas y actualizar inventario y estados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10-09T12:47:51.724990300</dc:date>
    <meta:editing-duration>PT1M1S</meta:editing-duration>
    <meta:generator>LibreOffice/25.8.1.1$Windows_X86_64 LibreOffice_project/54047653041915e595ad4e45cccea684809c77b5</meta:generator>
    <meta:document-statistic meta:table-count="0" meta:image-count="0" meta:object-count="0" meta:page-count="2" meta:paragraph-count="2" meta:word-count="372" meta:character-count="2428" meta:non-whitespace-character-count="2048"/>
    <meta:user-defined meta:name="AppVersion">14.0000</meta:user-defined>
    <meta:template xlink:type="simple" xlink:actuate="onRequest" xlink:title="Normal.dotm" xlink:href=""/>
  </office:meta>
</office:document-meta>
</file>